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roker/Company</text:p>
          </table:table-cell>
          <table:table-cell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st123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office:value-type="string" calcext:value-type="string">
            <text:p>{"Right":{"commandType":"Login","loginStatus":"UserExists","login":{"lastLoginTime":"2015-11-16T13:18:52.658Z","lastName":"test","locale":null,"password":"test","firstName":"test","nickName":"test"}}}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0" table:number-rows-spanned="1">
            <text:p>{"userName":"test","commandType":"UserLoggedIn"}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first message","sentTime":"2015-03-29T17:03:29.7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@test.org', 'destination': {'contents': [], 'tag': 'Broadcast'}, 'sentTime': '2015-03-29T17:03:29.740Z', 'from': 'test@test.org', 'privateMessage': 'This is the first messag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@test.org","from":"test@test.org","commandType":"SendMessage","privateMessage":"This is the first message","sentTime":"2015-03-29T17:03:29.7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second message","sentTime":"2015-03-29T23:18:39.7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@test.org', 'destination': {'contents': [], 'tag': 'Broadcast'}, 'sentTime': '2015-03-29T23:18:39.762Z', 'from': 'test@test.org', 'privateMessage': 'This is the second messag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@test.org","from":"test@test.org","commandType":"SendMessage","privateMessage":"This is the second message","sentTime":"2015-03-29T23:18:39.7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03-31T03:05:10.16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3-31T03:05:10.166Z', 'from': 'test', 'privateMessage': '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","sentTime":"2015-03-31T03:05:10.16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testing","sentTime":"2015-03-31T04:28:28.5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3-31T04:28:28.589Z', 'from': 'test', 'privateMessage': 'more testing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more testing","sentTime":"2015-03-31T04:28:28.5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","from":"","commandType":"SendMessage","privateMessage":"Hello","sentTime":"2015-04-01T03:53:49.5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', 'destination': {'contents': [], 'tag': 'Broadcast'}, 'sentTime': '2015-04-01T03:53:49.520Z', 'from': '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","from":"","commandType":"SendMessage","privateMessage":"Hello","sentTime":"2015-04-01T03:53:49.5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ome more tets","sentTime":"2015-04-01T04:08:37.62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01T04:08:37.627Z', 'from': 'test', 'privateMessage': 'some more tets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some more tets","sentTime":"2015-04-01T04:08:37.62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 rtest","sentTime":"2015-04-01T04:08:40.89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01T04:08:40.899Z', 'from': 'test', 'privateMessage': 'anothe rtest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anothe rtest","sentTime":"2015-04-01T04:08:40.89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pellcheck would be nice.","sentTime":"2015-04-01T04:08:45.37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01T04:08:45.377Z', 'from': 'test', 'privateMessage': 'spellcheck would be nice.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spellcheck would be nice.","sentTime":"2015-04-01T04:08:45.37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abc","from":"abc","commandType":"SendMessage","privateMessage":"Hi","sentTime":"2015-04-01T13:08:56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abc', 'destination': {'contents': [], 'tag': 'Broadcast'}, 'sentTime': '2015-04-01T13:08:56.560Z', 'from': 'abc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abc","from":"abc","commandType":"SendMessage","privateMessage":"Hi","sentTime":"2015-04-01T13:08:56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from me","sentTime":"2015-04-01T13:14:57.9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4-01T13:14:57.926Z', 'from': 'dinkar', 'privateMessage': 'hi from m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i from me","sentTime":"2015-04-01T13:14:57.9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i am in again","sentTime":"2015-04-01T13:15:22.88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01T13:15:22.885Z', 'from': 'test', 'privateMessage': 'i am in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i am in again","sentTime":"2015-04-01T13:15:22.88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duplicates","sentTime":"2015-04-01T13:15:43.14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4-01T13:15:43.149Z', 'from': 'dinkar', 'privateMessage': 'duplicates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duplicates","sentTime":"2015-04-01T13:15:43.14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jeff","from":"jeff","commandType":"SendMessage","privateMessage":"Hell","sentTime":"2015-04-02T11:24:25.46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jeff', 'destination': {'contents': [], 'tag': 'Broadcast'}, 'sentTime': '2015-04-02T11:24:25.463Z', 'from': 'jeff', 'privateMessage': 'Hell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jeff","from":"jeff","commandType":"SendMessage","privateMessage":"Hell","sentTime":"2015-04-02T11:24:25.46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ets","from":"ets","commandType":"SendMessage","privateMessage":"aouuou","sentTime":"2015-04-04T00:03:57.03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ets', 'destination': {'contents': [], 'tag': 'Broadcast'}, 'sentTime': '2015-04-04T00:03:57.037Z', 'from': 'ets', 'privateMessage': 'aouuou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ets","from":"ets","commandType":"SendMessage","privateMessage":"aouuou","sentTime":"2015-04-04T00:03:57.03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abcd","from":"abcd","commandType":"SendMessage","privateMessage":"hello","sentTime":"2015-04-07T23:28:04.51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abcd', 'destination': {'contents': [], 'tag': 'Broadcast'}, 'sentTime': '2015-04-07T23:28:04.516Z', 'from': 'abcd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abcd","from":"abcd","commandType":"SendMessage","privateMessage":"hello","sentTime":"2015-04-07T23:28:04.51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35.86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14T23:24:35.869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04-14T23:24:35.86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43.4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14T23:24:43.462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04-14T23:24:43.4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again","sentTime":"2015-04-22T11:45:19.98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22T11:45:19.988Z', 'from': 'test', 'privateMessage': 'hi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 again","sentTime":"2015-04-22T11:45:19.98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22T22:44:16.72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22T22:44:16.722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04-22T22:44:16.72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04-23T23:31:18.37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4-23T23:31:18.373Z', 'from': 'test', 'privateMessage': 'hello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 again","sentTime":"2015-04-23T23:31:18.37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05-03T19:09:57.86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5-03T19:09:57.861Z', 'from': 'test', 'privateMessage': 'test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test","sentTime":"2015-05-03T19:09:57.86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","sentTime":"2015-05-03T19:11:13.44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5-03T19:11:13.441Z', 'from': 'test', 'privateMessage': 'hello 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 ","sentTime":"2015-05-03T19:11:13.44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5-15T23:26:45.10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5-15T23:26:45.107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05-15T23:26:45.10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5-29T23:11:29.86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5-29T23:11:29.865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05-29T23:11:29.86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6-02T22:42:31.5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6-02T22:42:31.531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06-02T22:42:31.5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06T17:15:30.28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6-06T17:15:30.286Z', 'from': 'test', 'privateMessage': 'Hi ther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 there","sentTime":"2015-06-06T17:15:30.28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room","sentTime":"2015-06-12T00:23:23.54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6-12T00:23:23.547Z', 'from': 'dinkar', 'privateMessage': 'Hello room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 room","sentTime":"2015-06-12T00:23:23.54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12T00:23:41.61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6-12T00:23:41.614Z', 'from': 'test', 'privateMessage': 'Hi ther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 there","sentTime":"2015-06-12T00:23:41.61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09T23:31:03.55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7-09T23:31:03.559Z', 'from': 'dinkar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","sentTime":"2015-07-09T23:31:03.55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7-30T12:30:31.7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07-30T12:30:31.705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07-30T12:30:31.7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again","sentTime":"2015-07-30T12:30:57.67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7-30T12:30:57.672Z', 'from': 'dinkar', 'privateMessage': 'Hi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i again","sentTime":"2015-07-30T12:30:57.67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31T23:34:20.69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7-31T23:34:20.694Z', 'from': 'dinkar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","sentTime":"2015-07-31T23:34:20.69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8-14T12:52:08.61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08-14T12:52:08.613Z', 'from': 'dinkar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","sentTime":"2015-08-14T12:52:08.61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0-17T14:39:01.56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0-17T14:39:01.568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0-17T14:39:01.56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hello hello","sentTime":"2015-10-17T14:39:14.97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0-17T14:39:14.970Z', 'from': 'test', 'privateMessage': 'hello hello 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 hello hello","sentTime":"2015-10-17T14:39:14.97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of this hello.","sentTime":"2015-10-17T14:39:22.97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0-17T14:39:22.976Z', 'from': 'test', 'privateMessage': 'more of this hello.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more of this hello.","sentTime":"2015-10-17T14:39:22.97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2T18:47:17.53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2T18:47:17.538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11-02T18:47:17.53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2T18:47:24.1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2T18:47:24.108Z', 'from': 'test', 'privateMessage': '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","sentTime":"2015-11-02T18:47:24.1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11-02T18:47:25.8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2T18:47:25.826Z', 'from': 'test', 'privateMessage': 'hello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 again","sentTime":"2015-11-02T18:47:25.8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42.5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7T00:25:42.540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11-07T00:25:42.5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52.0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7T00:25:52.008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11-07T00:25:52.0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","sentTime":"2015-11-07T00:26:22.74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11-07T00:26:22.748Z', 'from': 'dinkar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i","sentTime":"2015-11-07T00:26:22.74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7T00:27:12.89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07T00:27:12.898Z', 'from': 'test', 'privateMessage': '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","sentTime":"2015-11-07T00:27:12.89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ello","sentTime":"2015-11-12T14:20:41.74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r3d1', 'destination': {'contents': [], 'tag': 'Broadcast'}, 'sentTime': '2015-11-12T14:20:41.746Z', 'from': 'r3d1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r3d1","from":"r3d1","commandType":"SendMessage","privateMessage":"hello","sentTime":"2015-11-12T14:20:41.74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i again","sentTime":"2015-11-12T14:21:26.8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r3d1', 'destination': {'contents': [], 'tag': 'Broadcast'}, 'sentTime': '2015-11-12T14:21:26.889Z', 'from': 'r3d1', 'privateMessage': 'hi again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r3d1","from":"r3d1","commandType":"SendMessage","privateMessage":"hi again","sentTime":"2015-11-12T14:21:26.8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1-16T13:51:04.4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16T13:51:04.431Z', 'from': 'test', 'privateMessage': 'test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test","sentTime":"2015-11-16T13:51:04.4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1-16T13:59:01.81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1-16T13:59:01.815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1-16T13:59:01.81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5:22.0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06T20:15:22.020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2-06T20:15:22.0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6:54.93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06T20:16:54.936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2-06T20:16:54.93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from me","sentTime":"2015-12-06T20:17:11.6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5-12-06T20:17:11.620Z', 'from': 'dinkar', 'privateMessage': 'hello from me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 from me","sentTime":"2015-12-06T20:17:11.6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22.4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22.420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2-29T14:08:22.4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2-29T14:08:22.8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22.805Z', 'from': 'test', 'privateMessage': '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","sentTime":"2015-12-29T14:08:22.8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hello","sentTime":"2015-12-29T14:08:40.04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40.043Z', 'from': 'test', 'privateMessage': 'another 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another hello","sentTime":"2015-12-29T14:08:40.04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43.30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43.304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2-29T14:08:43.30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52.35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52.358Z', 'from': 'test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lo","sentTime":"2015-12-29T14:08:52.35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2-29T14:08:55.7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08:55.795Z', 'from': 'test', 'privateMessage': 'hi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i","sentTime":"2015-12-29T14:08:55.7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p","sentTime":"2015-12-29T14:11:38.28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29T14:11:38.287Z', 'from': 'test', 'privateMessage': 'Help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Help","sentTime":"2015-12-29T14:11:38.28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2-30T13:29:03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30T13:29:03.560Z', 'from': 'test', 'privateMessage': 'Test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Test","sentTime":"2015-12-30T13:29:03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test","sentTime":"2015-12-30T13:29:24.52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test', 'destination': {'contents': [], 'tag': 'Broadcast'}, 'sentTime': '2015-12-30T13:29:24.525Z', 'from': 'test', 'privateMessage': 'Another test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test","from":"test","commandType":"SendMessage","privateMessage":"Another test","sentTime":"2015-12-30T13:29:24.52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6-01-08T01:53:33.5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t handling {'to': 'dinkar', 'destination': {'contents': [], 'tag': 'Broadcast'}, 'sentTime': '2016-01-08T01:53:33.595Z', 'from': 'dinkar', 'privateMessage': 'Hello', 'commandType': 'SendMessage'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destination":{"tag":"Broadcast","contents":[]},"to":"dinkar","from":"dinkar","commandType":"SendMessage","privateMessage":"Hello","sentTime":"2016-01-08T01:53:33.5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errorCode":"Error","message":"Manage query failed Query portfolios failed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errorCode":"Error","message":"Manage query failed Query portfolios failed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companyId":"test123","userId":"test","commandType":"QueryPortfolios","nickName":"test","resultSet":[{"Right":{"summary":" Simple Test 1115","portfolioId":"e6f970c8-a734-11e5-8001-ecf4bb2e10a3","companyId":"test123","createdBy":"test","updatedBy":"test","userId":"test","commandType":"ManagePortfolio","crudType":"Read"}},{"Right":{"summary":"Bigger Portfolio 1328","portfolioId":"78ba58ee-a747-11e5-8001-ecf4bb2e10a3","companyId":"test123","createdBy":"test","updatedBy":"test","userId":"test","commandType":"ManagePortfolio","crudType":"Read"}},{"Right":{"summary":"Slightly Larger portfolio","portfolioId":"277e6dbc-a74c-11e5-8001-ecf4bb2e10a3","companyId":"test123","createdBy":"test","updatedBy":"test","userId":"test","commandType":"ManagePortfolio","crudType":"Read"}},{"Right":{"summary":"Test Sundeep Portfolio","portfolioId":"6191f2d8-b333-11e5-8001-ecf4bb2e10a3","companyId":"test123","createdBy":"test","updatedBy":"test","userId":"test","commandType":"ManagePortfolio","crudType":"Read"}},{"Right":{"summary":"Another simple portfolio","portfolioId":"dff81e56-ca1a-11e5-8001-ecf4bb2e10a3","companyId":"test123","createdBy":"test","updatedBy":"test","userId":"test","commandType":"ManagePortfolio","crudType":"Read"}},{"Right":{"summary":" Parag test","portfolioId":"a2533170-f39c-11e5-8001-ecf4bb2e10a3","companyId":"test123","createdBy":"test","updatedBy":"test","userId":"test","commandType":"ManagePortfolio","crudType":"Read"}},{"Right":{"summary":"Test p portfolio","portfolioId":"152f9860-f66c-11e5-8001-ecf4bb2e10a3","companyId":"test123","createdBy":"test","updatedBy":"test","userId":"test","commandType":"ManagePortfolio","crudType":"Read"}},{"Right":{"summary":" Small portfolio","portfolioId":"ca780222-029a-11e6-8001-ecf4bb2e10a3","companyId":"test123","createdBy":"test","updatedBy":"test","userId":"test","commandType":"ManagePortfolio","crudType":"Read"}}]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companyId":"test123","userId":"test","commandType":"QueryPortfolios","nickName":"test","resultSet":[{"Right":{"summary":" Simple Test 1115","portfolioId":"e6f970c8-a734-11e5-8001-ecf4bb2e10a3","companyId":"test123","createdBy":"test","updatedBy":"test","userId":"test","commandType":"ManagePortfolio","crudType":"Read"}},{"Right":{"summary":"Bigger Portfolio 1328","portfolioId":"78ba58ee-a747-11e5-8001-ecf4bb2e10a3","companyId":"test123","createdBy":"test","updatedBy":"test","userId":"test","commandType":"ManagePortfolio","crudType":"Read"}},{"Right":{"summary":"Slightly Larger portfolio","portfolioId":"277e6dbc-a74c-11e5-8001-ecf4bb2e10a3","companyId":"test123","createdBy":"test","updatedBy":"test","userId":"test","commandType":"ManagePortfolio","crudType":"Read"}},{"Right":{"summary":"Test Sundeep Portfolio","portfolioId":"6191f2d8-b333-11e5-8001-ecf4bb2e10a3","companyId":"test123","createdBy":"test","updatedBy":"test","userId":"test","commandType":"ManagePortfolio","crudType":"Read"}},{"Right":{"summary":"Another simple portfolio","portfolioId":"dff81e56-ca1a-11e5-8001-ecf4bb2e10a3","companyId":"test123","createdBy":"test","updatedBy":"test","userId":"test","commandType":"ManagePortfolio","crudType":"Read"}},{"Right":{"summary":" Parag test","portfolioId":"a2533170-f39c-11e5-8001-ecf4bb2e10a3","companyId":"test123","createdBy":"test","updatedBy":"test","userId":"test","commandType":"ManagePortfolio","crudType":"Read"}},{"Right":{"summary":"Test p portfolio","portfolioId":"152f9860-f66c-11e5-8001-ecf4bb2e10a3","companyId":"test123","createdBy":"test","updatedBy":"test","userId":"test","commandType":"ManagePortfolio","crudType":"Read"}},{"Right":{"summary":" Small portfolio","portfolioId":"ca780222-029a-11e6-8001-ecf4bb2e10a3","companyId":"test123","createdBy":"test","updatedBy":"test","userId":"test","commandType":"ManagePortfolio","crudType":"Read"}}]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2","value":"51.0","stressValue":"51.0","symbol":"ABC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2","value":"51.0","stressValue":"51.0","symbol":"ABC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2","value":"0.0","stressValue":"0.0","symbol":"IB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2","value":"0.0","stressValue":"0.0","symbol":"IB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.25","stressValue":"4.25","symbol":"ABC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.25","stressValue":"4.25","symbol":"ABC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6.77","stressValue":"36.77","symbol":"ABC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6.77","stressValue":"36.77","symbol":"ABC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1.87","stressValue":"41.87","symbol":"ABC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1.87","stressValue":"41.87","symbol":"ABC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9.4","stressValue":"9.4","symbol":"ABD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9.4","stressValue":"9.4","symbol":"ABD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.48","stressValue":"2.48","symbol":"ABE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.48","stressValue":"2.48","symbol":"ABE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5019","stressValue":"0.5019","symbol":"ABEO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5019","stressValue":"0.5019","symbol":"ABEO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79","stressValue":"0.79","symbol":"ABG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79","stressValue":"0.79","symbol":"ABG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55","stressValue":"3.55","symbol":"ABI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55","stressValue":"3.55","symbol":"ABI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82.45","stressValue":"82.45","symbol":"AB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82.45","stressValue":"82.45","symbol":"AB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7.0","stressValue":"17.0","symbol":"ABT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7.0","stressValue":"17.0","symbol":"ABT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7.18","stressValue":"17.18","symbol":"AB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7.18","stressValue":"17.18","symbol":"AB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.38","stressValue":"4.38","symbol":"ADM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.38","stressValue":"4.38","symbol":"ADM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2.21","stressValue":"22.21","symbol":"ADM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2.21","stressValue":"22.21","symbol":"ADM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81.11","stressValue":"81.11","symbol":"AD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81.11","stressValue":"81.11","symbol":"AD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4.6","stressValue":"24.6","symbol":"ADR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4.6","stressValue":"24.6","symbol":"ADR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9.4206","stressValue":"19.4206","symbol":"ADR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9.4206","stressValue":"19.4206","symbol":"ADR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6.46","stressValue":"26.46","symbol":"ADR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6.46","stressValue":"26.46","symbol":"ADRE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DR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8.39","stressValue":"18.39","symbol":"ADR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8.97","stressValue":"18.97","symbol":"ADRU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8.97","stressValue":"18.97","symbol":"ADRU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9.03","stressValue":"49.03","symbol":"ADSK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9.03","stressValue":"49.03","symbol":"ADSK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8.84","stressValue":"18.84","symbol":"ADT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8.84","stressValue":"18.84","symbol":"ADT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0.03","stressValue":"20.03","symbol":"ADU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0.03","stressValue":"20.03","symbol":"ADU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29","stressValue":"7.29","symbol":"ADX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29","stressValue":"7.29","symbol":"ADX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.4","stressValue":"4.4","symbol":"ADXS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.4","stressValue":"4.4","symbol":"ADXS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7.53","stressValue":"17.53","symbol":"AEG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7.53","stressValue":"17.53","symbol":"AEG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51","stressValue":"7.51","symbol":"AEG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51","stressValue":"7.51","symbol":"AEG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3799","stressValue":"1.3799","symbol":"AEH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3799","stressValue":"1.3799","symbol":"AEH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6.52","stressValue":"26.52","symbol":"AEI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6.52","stressValue":"26.52","symbol":"AEI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.37","stressValue":"6.37","symbol":"AE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.37","stressValue":"6.37","symbol":"AE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83.99","stressValue":"83.99","symbol":"AEP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83.99","stressValue":"83.99","symbol":"AEP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9.1","stressValue":"19.1","symbol":"AER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9.1","stressValue":"19.1","symbol":"AER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.64","stressValue":"2.64","symbol":"AET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.64","stressValue":"2.64","symbol":"AET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73","stressValue":"1.73","symbol":"AE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73","stressValue":"1.73","symbol":"AE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06","stressValue":"3.06","symbol":"AEZ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06","stressValue":"3.06","symbol":"AEZ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8.45","stressValue":"38.45","symbol":"AFA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8.45","stressValue":"38.45","symbol":"AFA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4.35","stressValue":"24.35","symbol":"AF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4.35","stressValue":"24.35","symbol":"AF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3.85","stressValue":"13.85","symbol":"AFF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3.85","stressValue":"13.85","symbol":"AFF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7.46","stressValue":"17.46","symbol":"AFH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7.46","stressValue":"17.46","symbol":"AFH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7","stressValue":"3.7","symbol":"AF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7","stressValue":"3.7","symbol":"AF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3.84","stressValue":"13.84","symbol":"AFO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3.84","stressValue":"13.84","symbol":"AFO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5.56","stressValue":"55.56","symbol":"AFS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5.56","stressValue":"55.56","symbol":"AFS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.42","stressValue":"3.42","symbol":"AGE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.42","stressValue":"3.42","symbol":"AGE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75","stressValue":"5.75","symbol":"AGF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75","stressValue":"5.75","symbol":"AGF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9191","stressValue":"0.9191","symbol":"AGFS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9191","stressValue":"0.9191","symbol":"AGFS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5.79","stressValue":"55.79","symbol":"AGI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5.79","stressValue":"55.79","symbol":"AGI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5.27","stressValue":"25.27","symbol":"AGII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5.27","stressValue":"25.27","symbol":"AGIIL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4.1","stressValue":"54.1","symbol":"AGI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4.1","stressValue":"54.1","symbol":"AGI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.65","stressValue":"16.65","symbol":"AGN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.65","stressValue":"16.65","symbol":"AGN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3.21","stressValue":"23.21","symbol":"AGN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3.21","stressValue":"23.21","symbol":"AGNCB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4.9755","stressValue":"24.9755","symbol":"AGNC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4.9755","stressValue":"24.9755","symbol":"AGNC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3.1801","stressValue":"43.1801","symbol":"AGN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3.1801","stressValue":"43.1801","symbol":"AGN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.67","stressValue":"6.67","symbol":"AG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.67","stressValue":"6.67","symbol":"AG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5.83","stressValue":"15.83","symbol":"AGT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5.83","stressValue":"15.83","symbol":"AGT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0.03","stressValue":"10.03","symbol":"AGY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0.03","stressValue":"10.03","symbol":"AGY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7.6449","stressValue":"47.6449","symbol":"AGZ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7.6449","stressValue":"47.6449","symbol":"AGZ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4.5","stressValue":"14.5","symbol":"AHG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4.5","stressValue":"14.5","symbol":"AHGP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99","stressValue":"0.99","symbol":"AHP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99","stressValue":"0.99","symbol":"AHPI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1.95","stressValue":"21.95","symbol":"AIM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1.95","stressValue":"21.95","symbol":"AIM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5.42","stressValue":"15.42","symbol":"AIM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5.42","stressValue":"15.42","symbol":"AIM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06","stressValue":"5.06","symbol":"AINV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06","stressValue":"5.06","symbol":"AINV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12","stressValue":"7.12","symbol":"AIQ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12","stressValue":"7.12","symbol":"AIQ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8.66","stressValue":"38.66","symbol":"AIR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8.66","stressValue":"38.66","symbol":"AIR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4.5828","stressValue":"14.5828","symbol":"AIR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4.5828","stressValue":"14.5828","symbol":"AIR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1.0","stressValue":"21.0","symbol":"AIR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1.0","stressValue":"21.0","symbol":"AIR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.0","stressValue":"4.0","symbol":"AIX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.0","stressValue":"4.0","symbol":"AIX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6.91","stressValue":"46.91","symbol":"AKA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6.91","stressValue":"46.91","symbol":"AKA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4.37","stressValue":"4.37","symbol":"AKA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4.37","stressValue":"4.37","symbol":"AKA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.77","stressValue":"7.77","symbol":"AKB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.77","stressValue":"7.77","symbol":"AKB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34","stressValue":"1.34","symbol":"AKE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34","stressValue":"1.34","symbol":"AKE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8.31","stressValue":"28.31","symbol":"AK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8.31","stressValue":"28.31","symbol":"AKR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.0","stressValue":"16.0","symbol":"AK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.0","stressValue":"16.0","symbol":"AKT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2.05","stressValue":"32.05","symbol":"ALC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2.05","stressValue":"32.05","symbol":"ALCO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9.37","stressValue":"29.37","symbol":"ALD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9.37","stressValue":"29.37","symbol":"ALD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","stressValue":"5.5","symbol":"ALD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5","stressValue":"5.5","symbol":"ALD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60.95","stressValue":"60.95","symbol":"ALG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60.95","stressValue":"60.95","symbol":"ALG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0.51","stressValue":"160.51","symbol":"ALG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0.51","stressValue":"160.51","symbol":"ALG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2.28","stressValue":"2.28","symbol":"ALI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2.28","stressValue":"2.28","symbol":"ALI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36.16","stressValue":"36.16","symbol":"ALK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36.16","stressValue":"36.16","symbol":"ALKS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01","stressValue":"5.01","symbol":"ALL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5.01","stressValue":"5.01","symbol":"ALL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6.12","stressValue":"76.12","symbol":"ALN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6.12","stressValue":"76.12","symbol":"ALN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73.64","stressValue":"73.64","symbol":"ALO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73.64","stressValue":"73.64","symbol":"ALO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4.52","stressValue":"14.52","symbol":"ALO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4.52","stressValue":"14.52","symbol":"ALO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63","stressValue":"1.63","symbol":"ALQ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63","stressValue":"1.63","symbol":"ALQ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6.72","stressValue":"16.72","symbol":"ALR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6.72","stressValue":"16.72","symbol":"ALRM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1.7","stressValue":"1.7","symbol":"ALSK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1.7","stressValue":"1.7","symbol":"ALSK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LT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LTR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LT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LTY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LX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LX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LX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LX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A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AG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AT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B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B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B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B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BC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BCW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C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CC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C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CN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C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CX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D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0.0","stressValue":"0.0","symbol":"AMD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Right":{"creator":"test","portfolioId":"INVALID PORTFOLIO","quantity":"1","value":"0.0","stressValue":"0.0","symbol":"AMDA","commandType":"ManagePortfolioSymbol","nickName":"test","crudType":"P_Update","side":"Buy","symbolType":"Equity","updator":"test"}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Not sending a response 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3:56:11.613417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3T23:56:36.024880534</dc:date>
    <meta:editing-duration>P3DT18H24M8S</meta:editing-duration>
    <meta:editing-cycles>203</meta:editing-cycles>
    <meta:generator>LibreOffice/4.2.8.2$Linux_X86_64 LibreOffice_project/420m0$Build-2</meta:generator>
    <meta:document-statistic meta:table-count="3" meta:cell-count="996" meta:object-count="2"/>
  </office:meta>
</office:document-meta>
</file>